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ac9" officeooo:paragraph-rsid="000b3ac9"/>
    </style:style>
    <style:style style:name="P2" style:family="paragraph" style:parent-style-name="Standard">
      <style:text-properties officeooo:rsid="000b9f1e" officeooo:paragraph-rsid="000b9f1e"/>
    </style:style>
    <style:style style:name="P3" style:family="paragraph" style:parent-style-name="Standard">
      <style:text-properties officeooo:rsid="000d7c45" officeooo:paragraph-rsid="000d7c45"/>
    </style:style>
    <style:style style:name="P4" style:family="paragraph" style:parent-style-name="Standard">
      <style:text-properties officeooo:rsid="000d8006" officeooo:paragraph-rsid="000d8006"/>
    </style:style>
    <style:style style:name="P5" style:family="paragraph" style:parent-style-name="Standard">
      <style:text-properties officeooo:rsid="000ed8b3" officeooo:paragraph-rsid="000ed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si program perhitungan struktur elektronik berdasarkan teori kerapatan fungsional dan fungsi basis Lagrange</text:p>
      <text:p text:style-name="P1"/>
      <text:p text:style-name="P2">Pendahuluan</text:p>
      <text:p text:style-name="P2"/>
      <text:p text:style-name="P3">Tujuan ?</text:p>
      <text:p text:style-name="P2"/>
      <text:p text:style-name="P2">Teori</text:p>
      <text:p text:style-name="P2"/>
      <text:p text:style-name="P2">Implementasi</text:p>
      <text:p text:style-name="P2"/>
      <text:p text:style-name="P4">Pengujian</text:p>
      <text:p text:style-name="P4"/>
      <text:p text:style-name="P5">Kesimpulan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1:28:49.538166997</meta:creation-date>
    <dc:date>2017-07-23T21:42:36.110789121</dc:date>
    <meta:editing-duration>PT13M4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0" meta:character-count="172" meta:non-whitespace-character-count="159"/>
  </office:meta>
</office:document-meta>
</file>